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10-01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9-1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8-14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6-2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3-14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2-26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9-24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6-27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4-25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3-11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12-14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9-2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6-29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3-23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2-1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1-22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9-28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6-27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5-06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3-15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2-15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1-02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9-2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7-16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6-15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3-18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385963636364" calcext:value-type="float">
            <text:p>3.933859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18032" calcext:value-type="float">
            <text:p>3.9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434928571429" calcext:value-type="float">
            <text:p>3.774349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852855172414" calcext:value-type="float">
            <text:p>3.808528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762703448276" calcext:value-type="float">
            <text:p>3.847627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56171428571" calcext:value-type="float">
            <text:p>3.89556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81131034483" calcext:value-type="float">
            <text:p>3.968811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46742857143" calcext:value-type="float">
            <text:p>4.06646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9085" calcext:value-type="float">
            <text:p>4.109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017938461539" calcext:value-type="float">
            <text:p>4.190179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943862068966" calcext:value-type="float">
            <text:p>4.179438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427058064516" calcext:value-type="float">
            <text:p>4.25427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059365517241" calcext:value-type="float">
            <text:p>4.250593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29948387097" calcext:value-type="float">
            <text:p>4.2642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4512" calcext:value-type="float">
            <text:p>4.27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00103225806" calcext:value-type="float">
            <text:p>4.27300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385703225806" calcext:value-type="float">
            <text:p>4.26385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90212" calcext:value-type="float">
            <text:p>4.259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17341935484" calcext:value-type="float">
            <text:p>4.2511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65244" calcext:value-type="float">
            <text:p>4.246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990683870968" calcext:value-type="float">
            <text:p>4.2199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243" calcext:value-type="float">
            <text:p>4.20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923019354839" calcext:value-type="float">
            <text:p>4.1892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52724" calcext:value-type="float">
            <text:p>4.135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70784" calcext:value-type="float">
            <text:p>4.10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95561290323" calcext:value-type="float">
            <text:p>4.0939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26156" calcext:value-type="float">
            <text:p>4.112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519329032258" calcext:value-type="float">
            <text:p>4.11519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573109677419" calcext:value-type="float">
            <text:p>4.1657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2484" calcext:value-type="float">
            <text:p>4.19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34464516129" calcext:value-type="float">
            <text:p>4.223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22216" calcext:value-type="float">
            <text:p>4.26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91664516129" calcext:value-type="float">
            <text:p>4.269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3202" calcext:value-type="float">
            <text:p>4.28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991251612903" calcext:value-type="float">
            <text:p>4.2899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19974193548" calcext:value-type="float">
            <text:p>4.43719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70904" calcext:value-type="float">
            <text:p>4.4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213316129032" calcext:value-type="float">
            <text:p>4.4821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83552" calcext:value-type="float">
            <text:p>4.51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689883870968" calcext:value-type="float">
            <text:p>4.53689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86296774194" calcext:value-type="float">
            <text:p>4.54486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8756" calcext:value-type="float">
            <text:p>4.541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56335483871" calcext:value-type="float">
            <text:p>4.5565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796055172414" calcext:value-type="float">
            <text:p>4.597960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63992" calcext:value-type="float">
            <text:p>4.61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261434482759" calcext:value-type="float">
            <text:p>4.652614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26038709677" calcext:value-type="float">
            <text:p>4.87326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145574193548" calcext:value-type="float">
            <text:p>4.9614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8384" calcext:value-type="float">
            <text:p>4.98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21744" calcext:value-type="float">
            <text:p>5.00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606529032258" calcext:value-type="float">
            <text:p>4.99606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63832" calcext:value-type="float">
            <text:p>4.99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03638709677" calcext:value-type="float">
            <text:p>4.98603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08816" calcext:value-type="float">
            <text:p>4.97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213535483871" calcext:value-type="float">
            <text:p>4.9421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426171428571" calcext:value-type="float">
            <text:p>4.92426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402670967742" calcext:value-type="float">
            <text:p>4.8840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57264516129" calcext:value-type="float">
            <text:p>4.9135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7824" calcext:value-type="float">
            <text:p>4.91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089767741936" calcext:value-type="float">
            <text:p>4.92089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75124137931" calcext:value-type="float">
            <text:p>4.9275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4524" calcext:value-type="float">
            <text:p>4.95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963380645161" calcext:value-type="float">
            <text:p>5.0096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28016" calcext:value-type="float">
            <text:p>5.09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15406451613" calcext:value-type="float">
            <text:p>5.19015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41856" calcext:value-type="float">
            <text:p>5.24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249058064516" calcext:value-type="float">
            <text:p>5.25249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361885714286" calcext:value-type="float">
            <text:p>5.22361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632812903226" calcext:value-type="float">
            <text:p>5.2063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385636363636" calcext:value-type="float">
            <text:p>5.22385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865428571428" calcext:value-type="float">
            <text:p>5.1986542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243127272727" calcext:value-type="float">
            <text:p>5.182431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794" calcext:value-type="float">
            <text:p>5.209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7856" calcext:value-type="float">
            <text:p>5.1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4704" calcext:value-type="float">
            <text:p>5.1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494" calcext:value-type="float">
            <text:p>5.23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5702" calcext:value-type="float">
            <text:p>5.235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6896" calcext:value-type="float">
            <text:p>5.1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8052" calcext:value-type="float">
            <text:p>4.9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918" calcext:value-type="float">
            <text:p>4.86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5212" calcext:value-type="float">
            <text:p>5.12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5508" calcext:value-type="float">
            <text:p>4.4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7284" calcext:value-type="float">
            <text:p>4.1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7268" calcext:value-type="float">
            <text:p>3.2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0252" calcext:value-type="float">
            <text:p>3.5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1548" calcext:value-type="float">
            <text:p>3.2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7684" calcext:value-type="float">
            <text:p>3.5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6556" calcext:value-type="float">
            <text:p>3.6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6464" calcext:value-type="float">
            <text:p>3.9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958" calcext:value-type="float">
            <text:p>4.2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2692" calcext:value-type="float">
            <text:p>4.0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0604" calcext:value-type="float">
            <text:p>4.0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4212" calcext:value-type="float">
            <text:p>4.7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7236" calcext:value-type="float">
            <text:p>5.3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5728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694" meta:object-count="0"/>
    <meta:user-defined meta:name="AppVersion">3.0</meta:user-defined>
  </office:meta>
</office:document-meta>
</file>